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NewRomanPS-BoldMT" svg:font-family="TimesNewRomanPS-BoldMT" style:font-family-generic="roman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title">
      <style:graphic-properties draw:auto-grow-height="true" fo:min-height="8.709cm"/>
      <style:paragraph-properties style:writing-mode="lr-tb"/>
    </style:style>
    <style:style style:name="pr2" style:family="presentation" style:parent-style-name="Обычный-subtitle">
      <style:graphic-properties draw:fill-color="#ffffff" draw:auto-grow-height="true" fo:min-height="5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outline1">
      <style:graphic-properties fo:min-height="8.884cm"/>
      <style:paragraph-properties style:writing-mode="lr-tb"/>
    </style:style>
    <style:style style:name="pr5" style:family="presentation" style:parent-style-name="Обычный-title">
      <style:graphic-properties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text-properties fo:font-size="20pt" style:font-size-asian="20pt" style:font-size-complex="20pt"/>
    </style:style>
    <style:style style:name="P4" style:family="paragraph">
      <loext:graphic-properties draw:fill-color="#ffffff"/>
    </style:style>
    <style:style style:name="P5" style:family="paragraph">
      <style:paragraph-properties fo:margin-top="0.5cm" fo:margin-bottom="0cm"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1" draw:layer="layout" svg:width="27cm" svg:height="8.709cm" svg:x="0.5cm" svg:y="1.291cm" presentation:class="title" presentation:user-transformed="true">
          <draw:text-box>
            <text:p><text:span text:style-name="T1">Курс CASWE01</text:span><text:span text:style-name="T1"><text:line-break/></text:span><text:span text:style-name="T1">Лекция 7</text:span><text:span text:style-name="T1"><text:line-break/></text:span><text:span text:style-name="T1">SOFTWARE ENGINEERING MODELS AND METHODS</text:span></text:p>
          </draw:text-box>
        </draw:frame>
        <draw:frame presentation:style-name="pr2" draw:text-style-name="P2" draw:layer="layout" svg:width="25.199cm" svg:height="5cm" svg:x="1.301cm" svg:y="9.5cm" presentation:class="subtitle" presentation:user-transformed="true">
          <draw:text-box>
            <text:p text:style-name="P1">На основе ISO/IEC TR 19759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4" draw:text-style-name="P3" draw:layer="layout" svg:width="25.199cm" svg:height="13.5cm" svg:x="1.4cm" svg:y="1.5cm" presentation:class="outline" presentation:user-transformed="true">
          <draw:text-box>
            <text:p text:style-name="P3"><text:span text:style-name="T2">Модели и методы разработки ПО оказывают влияние на разработку с целью сделать эту деятельность систематической, повторяемой и предсказуемой.</text:span></text:p>
            <text:p text:style-name="P3"><text:span text:style-name="T2">Использование моделей обеспечивает:</text:span></text:p>
            <text:list text:style-name="L2">
              <text:list-item>
                <text:p text:style-name="P3"><text:span text:style-name="T2">подход к решению проблем;</text:span></text:p>
              </text:list-item>
              <text:list-item>
                <text:p text:style-name="P3"><text:span text:style-name="T2">нотацию;</text:span></text:p>
              </text:list-item>
              <text:list-item>
                <text:p text:style-name="P3"><text:span text:style-name="T2">процедуры построения и анализа моделей.</text:span></text:p>
              </text:list-item>
            </text:list>
            <text:p text:style-name="P3"><text:span text:style-name="T2">Методы обеспечивают подход к систематической спецификации, проектированию, конструированию, тестированию и верификации конечного продукта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 presentation:user-transformed="true">
          <draw:text-box>
            <text:p text:style-name="P5">Моделирование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p text:style-name="P3"><text:span text:style-name="T2"/></text:p>
            <text:p text:style-name="P3"><text:span text:style-name="T2">Моделирование ПО помогает инженерам понимать, проектировать и доводить аспекты ПО до заинтересованных сторон.</text:span></text:p>
            <text:p text:style-name="P3"><text:span text:style-name="T2">Заинтересованные стороны — это лица, которые имеют интерес к продукту (пользователь, покупатель, поставщик, архитектор, орган по сертификации, оценщик, разработчик, инженер и другие)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NewRomanPS-BoldMT" svg:font-family="TimesNewRomanPS-BoldMT" style:font-family-generic="roman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2-04T23:45:21.761000000</dc:date>
    <meta:editing-duration>PT14H48M43S</meta:editing-duration>
    <meta:editing-cycles>46</meta:editing-cycles>
    <meta:generator>LibreOffice/7.4.5.1$Windows_X86_64 LibreOffice_project/9c0871452b3918c1019dde9bfac75448afc4b57f</meta:generator>
    <meta:document-statistic meta:object-count="32"/>
  </office:meta>
</office:document-meta>
</file>